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cademy Engraved LET" svg:font-family="'Academy Engraved LET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50%" fo:text-indent="0cm" style:auto-text-indent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margin-left="0cm" fo:margin-right="0cm" fo:line-height="150%" fo:text-indent="0cm" style:auto-text-indent="false"/>
      <style:text-properties fo:color="#333333" loext:opacity="100%" style:font-name="Helvetica" fo:font-size="10pt"/>
    </style:style>
    <style:style style:name="P3" style:family="paragraph" style:parent-style-name="Text_20_body">
      <style:paragraph-properties fo:margin-left="0cm" fo:margin-right="0cm" fo:line-height="150%" fo:text-indent="0cm" style:auto-text-indent="false"/>
      <style:text-properties style:font-name="Helvetica" fo:font-size="13pt" fo:font-weight="bold"/>
    </style:style>
    <style:style style:name="P4" style:family="paragraph" style:parent-style-name="Text_20_body">
      <style:paragraph-properties fo:margin-left="0cm" fo:margin-right="0cm" fo:line-height="150%" fo:text-indent="0cm" style:auto-text-indent="false"/>
    </style:style>
    <style:style style:name="P5" style:family="paragraph" style:parent-style-name="Text_20_body">
      <style:paragraph-properties fo:margin-left="0cm" fo:margin-right="0cm" fo:line-height="150%" fo:text-indent="0cm" style:auto-text-indent="false"/>
      <style:text-properties style:font-name="Academy Engraved LET" fo:font-size="15pt" fo:font-weight="bold" style:font-size-asian="15pt" style:font-weight-asian="bold" style:font-size-complex="15pt" style:font-weight-complex="bold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</style:style>
    <style:style style:name="T1" style:family="text">
      <style:text-properties style:font-name="Academy Engraved LET" fo:font-size="15pt" style:font-size-asian="15pt" style:font-size-complex="15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Academy Engraved LET" fo:font-size="15pt" style:font-size-asian="15pt" style:font-weight-asian="bold" style:font-size-complex="15pt" style:font-weight-complex="bold"/>
    </style:style>
    <style:style style:name="T4" style:family="text">
      <style:text-properties style:font-name="Helvetica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Helvetica" fo:font-size="11pt"/>
    </style:style>
    <style:style style:name="T6" style:family="text">
      <style:text-properties style:font-name="Helvetica" fo:font-size="11pt" fo:font-weight="bold"/>
    </style:style>
    <style:style style:name="T7" style:family="text">
      <style:text-properties style:font-name="Helvetica" fo:font-size="14pt" fo:font-weight="bold" style:font-size-asian="14pt" style:font-size-complex="14pt"/>
    </style:style>
    <style:style style:name="T8" style:family="text">
      <style:text-properties style:font-name="Helvetica" fo:font-size="14pt" style:font-size-asian="14pt" style:font-size-complex="14pt"/>
    </style:style>
    <style:style style:name="T9" style:family="text">
      <style:text-properties style:font-name="Helvetica" fo:font-size="11pt" fo:font-weight="bold" style:font-weight-asian="bold" style:font-weight-complex="bold"/>
    </style:style>
    <style:style style:name="T10" style:family="text">
      <style:text-properties style:font-name="Helvetica" fo:font-size="11pt" fo:font-weight="normal" style:font-weight-asian="normal" style:font-weight-complex="normal"/>
    </style:style>
    <style:style style:name="T11" style:family="text">
      <style:text-properties style:font-name="Helvetica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font-name="Helvetica" fo:font-size="11pt" fo:font-weight="normal" officeooo:rsid="0015d61f" style:font-weight-asian="normal" style:font-weight-complex="normal"/>
    </style:style>
    <style:style style:name="T13" style:family="text">
      <style:text-properties style:font-name="Helvetica" fo:font-size="11pt" fo:font-weight="normal" style:font-size-asian="14pt" style:font-weight-asian="normal" style:font-size-complex="14pt" style:font-weight-complex="normal"/>
    </style:style>
    <style:style style:name="T14" style:family="text">
      <style:text-properties style:font-name="Helvetica" fo:font-size="11pt" fo:font-weight="normal" officeooo:rsid="0015d61f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lossario - Bloco 1</text:span> </text:p>
      <text:p text:style-name="P2"><text:span text:style-name="T2">Fundamentos: HTML + CSS + JS basico</text:span> </text:p>
      <text:p text:style-name="P3"><text:span text:style-name="T3">HTML (estrutura e semantica)</text:span> </text:p>
      <text:p text:style-name="P4"><text:span text:style-name="T4">Tag:</text:span><text:span text:style-name="T5"> palavra do HTML entre &lt; &gt; que define um elemento. Ex.: &lt;h1&gt;, &lt;p&gt;, &lt;img&gt;. </text:span><text:span text:style-name="T4">Elemento:</text:span><text:span text:style-name="T5"> tag + conteúdo/atributos. Ex.: &lt;p&gt;Texto&lt;/p&gt;.<text:line-break/></text:span><text:span text:style-name="T4">Atributo: </text:span><text:span text:style-name="T5">configuração dentro da tag. Ex.: &lt;img src="..." alt="..."&gt;.<text:line-break/></text:span><text:span text:style-name="T4">Semântica: </text:span><text:span text:style-name="T5">usar tags pelo significado. Ex.: &lt;header&gt;, &lt;main&gt;, &lt;section&gt;, &lt;footer&gt;.</text:span><text:span text:style-name="T4"> head </text:span><text:span text:style-name="T5">vs </text:span><text:span text:style-name="T4">body:</text:span><text:span text:style-name="T5"> head = metadados; body = o que aparece. </text:span></text:p>
      <text:p text:style-name="P4"><text:span text:style-name="T4">Meta viewport</text:span><text:span text:style-name="T5">: adapta ao mobile. Ex.: </text:span><text:span text:style-name="T4">&lt;meta name="viewport" content="width=device-width,</text:span><text:span text:style-name="T6"> </text:span><text:span text:style-name="T4">initial-scale=1"&gt;</text:span><text:span text:style-name="T6"> </text:span></text:p>
      <text:p text:style-name="P4"><text:span text:style-name="T4">CSS externo:</text:span><text:span text:style-name="T5"> conecta o arquivo do visual. Ex.: </text:span><text:span text:style-name="T4">&lt;link rel="stylesheet" href="style.css" /&gt;</text:span><text:span text:style-name="T6"><text:line-break/></text:span><text:span text:style-name="T4">JS com defer:</text:span><text:span text:style-name="T5"> executa depois do HTML carregar. Ex.: </text:span><text:span text:style-name="T4">&lt;script src="script.js" defer&gt;&lt;/script&gt;</text:span><text:span text:style-name="T6"> </text:span></text:p>
      <text:p text:style-name="P3"/>
      <text:p text:style-name="P3"><text:span text:style-name="T3">CSS (visual, layout e responsividade)</text:span> </text:p>
      <text:p text:style-name="P4"><text:span text:style-name="T4">Seletor:</text:span><text:span text:style-name="T5"> quem recebe estilo. Ex.: </text:span><text:span text:style-name="T4">.card, #menu, h1. Classe</text:span><text:span text:style-name="T6"> </text:span><text:span text:style-name="T5">(.x) vs </text:span><text:span text:style-name="T4">ID</text:span><text:span text:style-name="T6"> </text:span><text:span text:style-name="T5">(#x): classe reutilizável; id único. </text:span><text:span text:style-name="T4">Box model: </text:span><text:span text:style-name="T5">margin + border + padding + content. </text:span><text:span text:style-name="T4">display:</text:span><text:span text:style-name="T5"> block/inline/flex/grid. </text:span></text:p>
      <text:p text:style-name="P4"><text:span text:style-name="T7">Flexbox</text:span><text:span text:style-name="T8">: </text:span><text:span text:style-name="T5">layout flexível para alinhar/distribuir. Ex.: </text:span><text:span text:style-name="T4">display: flex; align-items: center; justify-content: space-between; </text:span></text:p>
      <text:p text:style-name="P4"><text:span text:style-name="T4">Grid:</text:span><text:span text:style-name="T5"> layout em linhas/colunas. Ex.: </text:span><text:span text:style-name="T4">display: grid; grid-template-columns: 1fr 1fr; gap:</text:span><text:span text:style-name="T5"> espaço entre itens em flex/grid.<text:line-break/></text:span><text:span text:style-name="T4">position:</text:span><text:span text:style-name="T5"> relative/absolute/fixed/sticky.<text:line-break/></text:span><text:span text:style-name="T4">z-index:</text:span><text:span text:style-name="T5"> camadas (atenção: transform/filter podem criar stacking context). </text:span><text:span text:style-name="T4">Responsivo:</text:span><text:span text:style-name="T5"> adapta ao tamanho. Ex.: </text:span><text:span text:style-name="T4">@media (max-width: 768px) { ... } Mobile-first</text:span><text:span text:style-name="T5">: comece no mobile e expanda para desktop. </text:span></text:p>
      <text:p text:style-name="P4"><text:span text:style-name="T4">Unidades:</text:span><text:span text:style-name="T5"> px, %, rem, vw/vh, clamp(). </text:span></text:p>
      <text:p text:style-name="P3"/>
      <text:p text:style-name="P5"/>
      <text:p text:style-name="P3"><text:soft-page-break/><text:span text:style-name="T3">JavaScript basico (logica)</text:span> </text:p>
      <text:p text:style-name="P6"><text:span text:style-name="T7">Variável</text:span><text:span text:style-name="T8">: </text:span><text:span text:style-name="T7">const </text:span><text:span text:style-name="T5">(preferível) e </text:span><text:span text:style-name="T7">let</text:span><text:span text:style-name="T8">.</text:span><text:span text:style-name="T5"><text:line-break/></text:span><text:span text:style-name="T7">Tipos</text:span><text:span text:style-name="T5">: string, number, boolean, array, object.<text:line-break/></text:span><text:span text:style-name="T7">Truthy/Falsy</text:span><text:span text:style-name="T8">:</text:span><text:span text:style-name="T5"> valores que se comportam como true/false. </text:span><text:span text:style-name="T7">Função</text:span><text:span text:style-name="T8">:</text:span><text:span text:style-name="T5"> bloco reutilizavel. Ex.: </text:span><text:span text:style-name="T7">function soma(a,b){ return a+b } Arrow function</text:span><text:span text:style-name="T8">:</text:span><text:span text:style-name="T5"> versão curta. Ex.: </text:span><text:span text:style-name="T7">const soma = (a,b) =&gt; a+b;</text:span><text:span text:style-name="T6"> </text:span><text:span text:style-name="T7">Objeto</text:span><text:span text:style-name="T8">: </text:span><text:span text:style-name="T5">pacote de dados. Ex.:</text:span><text:span text:style-name="T8"> </text:span><text:span text:style-name="T7">{ nome: "Edu", nivel: 1 }</text:span><text:span text:style-name="T6"> </text:span></text:p>
      <text:p text:style-name="P4"><text:span text:style-name="T7">Array</text:span><text:span text:style-name="T8">:</text:span><text:span text:style-name="T5"> lista. Ex.:</text:span><text:span text:style-name="T8"> </text:span><text:span text:style-name="T7">["html","css","js"]</text:span><text:span text:style-name="T6"><text:line-break/></text:span><text:span text:style-name="T7">Template literal</text:span><text:span text:style-name="T8">: </text:span><text:span text:style-name="T7">`Ola, ${nome}</text:span><text:span text:style-name="T6">`<text:line-break/></text:span><text:span text:style-name="T4">Operadores</text:span><text:span text:style-name="T4">:</text:span><text:span text:style-name="T9"> </text:span><text:span text:style-name="T10">use </text:span><text:span text:style-name="T11">===</text:span><text:span text:style-name="T10"> </text:span><text:span text:style-name="T10">para igualdade estrita. ( N</text:span><text:span text:style-name="T12">ã</text:span><text:span text:style-name="T10">o confundir com</text:span><text:span text:style-name="T11"> </text:span><text:span text:style-name="T11">=</text:span><text:span text:style-name="T13"> </text:span><text:span text:style-name="T14">)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cademy Engraved LET" svg:font-family="'Academy Engraved LET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0T09:16:51.114526000</meta:creation-date>
    <meta:print-date>2026-01-20T09:32:09.621695000</meta:print-date>
    <meta:printed-by>PDF files</meta:printed-by>
    <dc:date>2026-01-20T09:32:30.449610000</dc:date>
    <meta:editing-duration>PT20S</meta:editing-duration>
    <meta:editing-cycles>1</meta:editing-cycles>
    <meta:document-statistic meta:table-count="0" meta:image-count="0" meta:object-count="0" meta:page-count="2" meta:paragraph-count="14" meta:word-count="268" meta:character-count="1954" meta:non-whitespace-character-count="1687"/>
    <meta:generator>LibreOffice/25.8.2.2$MacOSX_X86_64 LibreOffice_project/d401f2107ccab8f924a8e2df40f573aab7605b6f</meta:generator>
  </office:meta>
</office:document-meta>
</file>